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4819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5044" officeooo:paragraph-rsid="00135044"/>
    </style:style>
    <style:style style:name="P2" style:family="paragraph" style:parent-style-name="Standard">
      <style:text-properties fo:font-size="16pt" style:text-underline-style="none" fo:font-weight="bold" officeooo:rsid="00135044" officeooo:paragraph-rsid="00135044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35044" officeooo:paragraph-rsid="00135044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179739" officeooo:paragraph-rsid="00179739"/>
    </style:style>
    <style:style style:name="P5" style:family="paragraph" style:parent-style-name="Table_20_Heading">
      <style:text-properties officeooo:rsid="00135044" officeooo:paragraph-rsid="00135044"/>
    </style:style>
    <style:style style:name="P6" style:family="paragraph" style:parent-style-name="Table_20_Contents">
      <style:text-properties officeooo:rsid="00135044" officeooo:paragraph-rsid="00135044"/>
    </style:style>
    <style:style style:name="P7" style:family="paragraph" style:parent-style-name="Table_20_Contents">
      <style:text-properties officeooo:rsid="0014a060" officeooo:paragraph-rsid="0014a060"/>
    </style:style>
    <style:style style:name="P8" style:family="paragraph" style:parent-style-name="Table_20_Contents">
      <style:text-properties officeooo:rsid="00175149" officeooo:paragraph-rsid="00175149"/>
    </style:style>
    <style:style style:name="P9" style:family="paragraph" style:parent-style-name="Table_20_Contents">
      <style:text-properties officeooo:rsid="00179739" officeooo:paragraph-rsid="00179739"/>
    </style:style>
    <style:style style:name="T1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2" style:family="text">
      <style:text-properties style:text-underline-style="none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officeooo:rsid="00175149"/>
    </style:style>
    <style:style style:name="T5" style:family="text">
      <style:text-properties officeooo:rsid="001797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span text:style-name="T3">Отчет TopDownRegexpParser</text:span></text:p>
      <text:p text:style-name="P1"/>
      <text:p text:style-name="P3">Интуитивная грамматика</text:p>
      <text:p text:style-name="P1"></text:p>
      <text:p text:style-name="P1">REGEXP → ALT <text:s text:c="6"/></text:p>
      <text:p text:style-name="P1"><text:s text:c="19"/>| ALT '|' REGEXP</text:p>
      <text:p text:style-name="P1"></text:p>
      <text:p text:style-name="P1">ALT <text:s text:c="3"/>→ REPEAT ALT <text:s text:c="3"/></text:p>
      <text:p text:style-name="P1"><text:s text:c="14"/>| eps</text:p>
      <text:p text:style-name="P1"></text:p>
      <text:p text:style-name="P1">REPEAT → GROUP <text:s text:c="8"/></text:p>
      <text:p text:style-name="P1"><text:s text:c="17"/>| GROUP '*'</text:p>
      <text:p text:style-name="P1"></text:p>
      <text:p text:style-name="P1">GROUP <text:s/>→ BASE <text:s text:c="9"/></text:p>
      <text:p text:style-name="P1"><text:s text:c="17"/>| '(' REGEXP ')'</text:p>
      <text:p text:style-name="P1"></text:p>
      <text:p text:style-name="P1">BASE <text:s text:c="2"/>→ 'a'|'b'|...|'z'</text:p>
      <text:p text:style-name="P1"></text:p>
      <text:p text:style-name="P1">REGEXP - регулярное выражение</text:p>
      <text:p text:style-name="P1">ALT - один из альтернативных паттернов, разделенных '|', или его хвост</text:p>
      <text:p text:style-name="P1"><text:s text:c="2"/>без нескольких REPEAT</text:p>
      <text:p text:style-name="P1">REPEAT - GROUP, возможно с операция замыкания Клини, примененной к ней</text:p>
      <text:p text:style-name="P1">GROUP - часть выражения, рассматриваемая как единое выражение -</text:p>
      <text:p text:style-name="P1">регулярное выражение в скобках, в частности базовый язык</text:p>
      <text:p text:style-name="P1">BASE - базовые языки состоящие из маленьких букв латинского алфавита</text:p>
      <text:p text:style-name="P1"></text:p>
      <text:p text:style-name="P2">Устранение левой рекурсии и правого ветвления</text:p>
      <text:p text:style-name="P1"></text:p>
      <text:p text:style-name="P1">Левой рекурсии в грамматике нет, устраним правое ветвление</text:p>
      <text:p text:style-name="P1"></text:p>
      <text:p text:style-name="P1">REGEXP → ALT REGEXP'</text:p>
      <text:p text:style-name="P1"><text:s text:c="18"/>| eps</text:p>
      <text:p text:style-name="P1"></text:p>
      <text:p text:style-name="P1">REGEXP' → '|' REGEXP <text:s/></text:p>
      <text:p text:style-name="P1"><text:s text:c="18"/>| eps</text:p>
      <text:p text:style-name="P1"></text:p>
      <text:p text:style-name="P1">ALT <text:s text:c="3"/>→ REPEAT ALT <text:s text:c="3"/></text:p>
      <text:p text:style-name="P1"><text:s text:c="14"/>| eps</text:p>
      <text:p text:style-name="P1"></text:p>
      <text:p text:style-name="P1">REPEAT → GROUP MAYBESTAR <text:s text:c="7"/></text:p>
      <text:p text:style-name="P1"><text:s text:c="8"/></text:p>
      <text:p text:style-name="P1">MAYBESTAR → '*' <text:s/></text:p>
      <text:p text:style-name="P1"><text:s text:c="27"/>| eps</text:p>
      <text:p text:style-name="P1"></text:p>
      <text:p text:style-name="P1">GROUP <text:s/>→ BASE <text:s text:c="9"/></text:p>
      <text:p text:style-name="P1"><text:s text:c="17"/>| '(' REGEXP ')'</text:p>
      <text:p text:style-name="P1"></text:p>
      <text:p text:style-name="P1">BASE <text:s text:c="2"/>→<text:span text:style-name="T4"> </text:span>'a'|'b'|...|'z'</text:p>
      <text:p text:style-name="P1"></text:p>
      <text:p text:style-name="P1">MAYBESTAR - возможный оператор замыкания Клини</text:p>
      <text:p text:style-name="P1">REGEXP' - продолжение регулярного выражения</text:p>
      <text:p text:style-name="P1"><text:soft-page-break/>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>FIRST</text:p>
          </table:table-cell>
          <table:table-cell table:style-name="Table1.C1" office:value-type="string">
            <text:p text:style-name="P6">FOLLOW</text:p>
          </table:table-cell>
        </table:table-row>
        <table:table-row>
          <table:table-cell table:style-name="Table1.A2" office:value-type="string">
            <text:p text:style-name="P6">REGEXP</text:p>
          </table:table-cell>
          <table:table-cell table:style-name="Table1.A2" office:value-type="string">
            <text:p text:style-name="P1">|( a e</text:p>
          </table:table-cell>
          <table:table-cell table:style-name="Table1.C2" office:value-type="string">
            <text:p text:style-name="P1"><text:s text:c="2"/>) <text:s text:c="3"/>$ <text:s/></text:p>
          </table:table-cell>
        </table:table-row>
        <table:table-row>
          <table:table-cell table:style-name="Table1.A2" office:value-type="string">
            <text:p text:style-name="P6">REGEXP'</text:p>
          </table:table-cell>
          <table:table-cell table:style-name="Table1.A2" office:value-type="string">
            <text:p text:style-name="P1">| <text:s text:c="5"/>e </text:p>
          </table:table-cell>
          <table:table-cell table:style-name="Table1.C2" office:value-type="string">
            <text:p text:style-name="P1"><text:s text:c="2"/>) <text:s text:c="3"/>$ <text:s text:c="3"/></text:p>
          </table:table-cell>
        </table:table-row>
        <table:table-row>
          <table:table-cell table:style-name="Table1.A2" office:value-type="string">
            <text:p text:style-name="P6">ALT</text:p>
          </table:table-cell>
          <table:table-cell table:style-name="Table1.A2" office:value-type="string">
            <text:p text:style-name="P1"><text:s/>( a e </text:p>
          </table:table-cell>
          <table:table-cell table:style-name="Table1.C2" office:value-type="string">
            <text:p text:style-name="P1">| ) <text:s text:c="3"/>$ <text:s text:c="4"/></text:p>
          </table:table-cell>
        </table:table-row>
        <table:table-row>
          <table:table-cell table:style-name="Table1.A2" office:value-type="string">
            <text:p text:style-name="P6">REPEAT</text:p>
          </table:table-cell>
          <table:table-cell table:style-name="Table1.A2" office:value-type="string">
            <text:p text:style-name="P1"><text:s/>( a <text:s/></text:p>
          </table:table-cell>
          <table:table-cell table:style-name="Table1.C2" office:value-type="string">
            <text:p text:style-name="P1">|()a <text:s/>$ <text:s/></text:p>
          </table:table-cell>
        </table:table-row>
        <table:table-row>
          <table:table-cell table:style-name="Table1.A2" office:value-type="string">
            <text:p text:style-name="P6">MAYBESTAR</text:p>
          </table:table-cell>
          <table:table-cell table:style-name="Table1.A2" office:value-type="string">
            <text:p text:style-name="P1"><text:s text:c="5"/>*e </text:p>
          </table:table-cell>
          <table:table-cell table:style-name="Table1.C2" office:value-type="string">
            <text:p text:style-name="P1">|()a <text:s/>$ <text:s text:c="3"/></text:p>
          </table:table-cell>
        </table:table-row>
        <table:table-row>
          <table:table-cell table:style-name="Table1.A2" office:value-type="string">
            <text:p text:style-name="P6">GROUP</text:p>
          </table:table-cell>
          <table:table-cell table:style-name="Table1.A2" office:value-type="string">
            <text:p text:style-name="P1"><text:s/>( a <text:s text:c="5"/></text:p>
          </table:table-cell>
          <table:table-cell table:style-name="Table1.C2" office:value-type="string">
            <text:p text:style-name="P1">|()a*$ <text:s/></text:p>
          </table:table-cell>
        </table:table-row>
        <table:table-row>
          <table:table-cell table:style-name="Table1.A2" office:value-type="string">
            <text:p text:style-name="P6">BASE</text:p>
          </table:table-cell>
          <table:table-cell table:style-name="Table1.A2" office:value-type="string">
            <text:p text:style-name="P1"><text:s text:c="3"/>a <text:s text:c="4"/></text:p>
          </table:table-cell>
          <table:table-cell table:style-name="Table1.C2" office:value-type="string">
            <text:p text:style-name="P1">|()a*$ <text:s text:c="2"/></text:p>
          </table:table-cell>
        </table:table-row>
      </table:table>
      <text:p text:style-name="P1"/>
      <text:p text:style-name="P1">e - epsilon <text:s text:c="3"/></text:p>
      <text:p text:style-name="P1">a - a..z <text:s text:c="5"/></text:p>
      <text:p text:style-name="P1"/>
      <text:p text:style-name="P1"><text:span text:style-name="T2"><text:s/></text:span><text:span text:style-name="T1">Тесты</text:span></text:p>
      <table:table table:name="Table2" table:style-name="Table2">
        <table:table-column table:style-name="Table2.A" table:number-columns-repeated="2"/>
        <table:table-header-rows>
          <table:table-row>
            <table:table-cell table:style-name="Table2.A1" office:value-type="string">
              <text:p text:style-name="P5">Тест</text:p>
            </table:table-cell>
            <table:table-cell table:style-name="Table2.B1" office:value-type="string">
              <text:p text:style-name="P5">Описание</text:p>
            </table:table-cell>
          </table:table-row>
        </table:table-header-rows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P8">На правило REGEXP → eps</text:p>
          </table:table-cell>
        </table:table-row>
        <table:table-row>
          <table:table-cell table:style-name="Table2.A2" office:value-type="string">
            <text:p text:style-name="P6">||||</text:p>
          </table:table-cell>
          <table:table-cell table:style-name="Table2.B2" office:value-type="string">
            <text:p text:style-name="P9">На правило ALT → eps</text:p>
          </table:table-cell>
        </table:table-row>
        <table:table-row>
          <table:table-cell table:style-name="Table2.A2" office:value-type="string">
            <text:p text:style-name="P6">(*)</text:p>
          </table:table-cell>
          <table:table-cell table:style-name="Table2.B2" office:value-type="string">
            <text:p text:style-name="P7">ОШИБКА. <text:span text:style-name="T5">Нет выражения, для примения Клини</text:span></text:p>
          </table:table-cell>
        </table:table-row>
        <table:table-row>
          <table:table-cell table:style-name="Table2.A2" office:value-type="string">
            <text:p text:style-name="Table_20_Contents">*</text:p>
          </table:table-cell>
          <table:table-cell table:style-name="Table2.B2" office:value-type="string">
            <text:p text:style-name="P7">ОШИБКА. <text:span text:style-name="T5">Нет выражения для применения Клини</text:span></text:p>
          </table:table-cell>
        </table:table-row>
        <table:table-row>
          <table:table-cell table:style-name="Table2.A2" office:value-type="string">
            <text:p text:style-name="P6">|*</text:p>
          </table:table-cell>
          <table:table-cell table:style-name="Table2.B2" office:value-type="string">
            <text:p text:style-name="P7">ОШИБКА. <text:span text:style-name="T5">Нет выражения для применения Клини</text:span></text:p>
          </table:table-cell>
        </table:table-row>
        <table:table-row>
          <table:table-cell table:style-name="Table2.A2" office:value-type="string">
            <text:p text:style-name="P6">&amp;</text:p>
          </table:table-cell>
          <table:table-cell table:style-name="Table2.B2" office:value-type="string">
            <text:p text:style-name="P7">ОШИБКА. <text:span text:style-name="T5">Неизвестный токен</text:span></text:p>
          </table:table-cell>
        </table:table-row>
        <table:table-row>
          <table:table-cell table:style-name="Table2.A2" office:value-type="string">
            <text:p text:style-name="P6">()*</text:p>
          </table:table-cell>
          <table:table-cell table:style-name="Table2.B2" office:value-type="string">
            <text:p text:style-name="P9">Замыкание Клини над пустой группой, корректно согласно грамматике</text:p>
          </table:table-cell>
        </table:table-row>
        <table:table-row>
          <table:table-cell table:style-name="Table2.A2" office:value-type="string">
            <text:p text:style-name="P6">)</text:p>
          </table:table-cell>
          <table:table-cell table:style-name="Table2.B2" office:value-type="string">
            <text:p text:style-name="P7">ОШИБКА. <text:span text:style-name="T5">Некорректное скобочное выражение</text:span></text:p>
          </table:table-cell>
        </table:table-row>
        <table:table-row>
          <table:table-cell table:style-name="Table2.A2" office:value-type="string">
            <text:p text:style-name="P6">(</text:p>
          </table:table-cell>
          <table:table-cell table:style-name="Table2.B2" office:value-type="string">
            <text:p text:style-name="P7">ОШИБКА. <text:span text:style-name="T5">Некорректное скобочное выражение</text:span></text:p>
          </table:table-cell>
        </table:table-row>
        <table:table-row>
          <table:table-cell table:style-name="Table2.A2" office:value-type="string">
            <text:p text:style-name="P6">ab|ca</text:p>
          </table:table-cell>
          <table:table-cell table:style-name="Table2.B2" office:value-type="string">
            <text:p text:style-name="P9">Две альтернативы. На правила ALT → REPEAT ALT и REBEAT → BASE</text:p>
          </table:table-cell>
        </table:table-row>
        <table:table-row>
          <table:table-cell table:style-name="Table2.A2" office:value-type="string">
            <text:p text:style-name="P6">abacaba</text:p>
          </table:table-cell>
          <table:table-cell table:style-name="Table2.B2" office:value-type="string">
            <text:p text:style-name="P9">Выражение с одной альтернативой.</text:p>
          </table:table-cell>
        </table:table-row>
        <table:table-row>
          <table:table-cell table:style-name="Table2.A2" office:value-type="string">
            <text:p text:style-name="P6">a(ab|ca)</text:p>
          </table:table-cell>
          <table:table-cell table:style-name="Table2.B2" office:value-type="string">
            <text:p text:style-name="P9">На правило GROUP → '(' REGEXP ')'. Конкатенация двух разных GROUP : BASE и '(' REGEXP ')'</text:p>
          </table:table-cell>
        </table:table-row>
        <table:table-row>
          <table:table-cell table:style-name="Table2.A2" office:value-type="string">
            <text:p text:style-name="P6">(a|e)b</text:p>
          </table:table-cell>
          <table:table-cell table:style-name="Table2.B2" office:value-type="string">
            <text:p text:style-name="P9">Как предыдущее правило, но другой порядок конкатенации</text:p>
          </table:table-cell>
        </table:table-row>
        <table:table-row>
          <table:table-cell table:style-name="Table2.A2" office:value-type="string">
            <text:p text:style-name="P6">a(b|c)|(d|e)h</text:p>
          </table:table-cell>
          <table:table-cell table:style-name="Table2.B2" office:value-type="string">
            <text:p text:style-name="P9">Композиция предыдущих правил с применением альтернативы</text:p>
          </table:table-cell>
        </table:table-row>
        <table:table-row>
          <table:table-cell table:style-name="Table2.A2" office:value-type="string">
            <text:p text:style-name="P6">a(((b|c)))</text:p>
          </table:table-cell>
          <table:table-cell table:style-name="Table2.B2" office:value-type="string">
            <text:p text:style-name="P9">Несколько вложенных скобок</text:p>
          </table:table-cell>
        </table:table-row>
        <text:soft-page-break/>
        <table:table-row>
          <table:table-cell table:style-name="Table2.A2" office:value-type="string">
            <text:p text:style-name="P6">(()())</text:p>
          </table:table-cell>
          <table:table-cell table:style-name="Table2.B2" office:value-type="string">
            <text:p text:style-name="P9">Корректное скобочное выражение, допускающее пустые строки</text:p>
          </table:table-cell>
        </table:table-row>
        <table:table-row>
          <table:table-cell table:style-name="Table2.A2" office:value-type="string">
            <text:p text:style-name="P6">a*</text:p>
          </table:table-cell>
          <table:table-cell table:style-name="Table2.B2" office:value-type="string">
            <text:p text:style-name="P9">Замыкание Клини. На правило MAYBESTAR → *</text:p>
          </table:table-cell>
        </table:table-row>
        <table:table-row>
          <table:table-cell table:style-name="Table2.A2" office:value-type="string">
            <text:p text:style-name="P6">ab*c</text:p>
          </table:table-cell>
          <table:table-cell table:style-name="Table2.B2" office:value-type="string">
            <text:p text:style-name="P9">Замыкание Клини с конкатенацией</text:p>
          </table:table-cell>
        </table:table-row>
        <table:table-row>
          <table:table-cell table:style-name="Table2.A2" office:value-type="string">
            <text:p text:style-name="P6">a(b*|c)</text:p>
          </table:table-cell>
          <table:table-cell table:style-name="Table2.B2" office:value-type="string">
            <text:p text:style-name="P9">Замыкание Клини с альтернативой</text:p>
          </table:table-cell>
        </table:table-row>
        <table:table-row>
          <table:table-cell table:style-name="Table2.A2" office:value-type="string">
            <text:p text:style-name="P6">a(c)*</text:p>
          </table:table-cell>
          <table:table-cell table:style-name="Table2.B2" office:value-type="string">
            <text:p text:style-name="P9">Замыкание Клини примененнное к подрегулярному выражению</text:p>
          </table:table-cell>
        </table:table-row>
        <table:table-row>
          <table:table-cell table:style-name="Table2.A2" office:value-type="string">
            <text:p text:style-name="P6">a**</text:p>
          </table:table-cell>
          <table:table-cell table:style-name="Table2.B2" office:value-type="string">
            <text:p text:style-name="P9">ОШИБКА. Два последовательных замыкания Клини не являются корректных регекспом.</text:p>
          </table:table-cell>
        </table:table-row>
        <table:table-row>
          <table:table-cell table:style-name="Table2.A2" office:value-type="string">
            <text:p text:style-name="P6">a(b*|c)*</text:p>
          </table:table-cell>
          <table:table-cell table:style-name="Table2.B2" office:value-type="string">
            <text:p text:style-name="P9">Двухуровневое применение замыкания Клини</text:p>
          </table:table-cell>
        </table:table-row>
        <table:table-row>
          <table:table-cell table:style-name="Table2.A2" office:value-type="string">
            <text:p text:style-name="P6">(a)((<text:span text:style-name="T5">b</text:span>c))</text:p>
          </table:table-cell>
          <table:table-cell table:style-name="Table2.B2" office:value-type="string">
            <text:p text:style-name="P9">Конкатенация двух регулярных выражений в скобках </text:p>
          </table:table-cell>
        </table:table-row>
        <table:table-row>
          <table:table-cell table:style-name="Table2.A2" office:value-type="string">
            <text:p text:style-name="P7">((abc*b|a)*ab(aa|b*)b)*</text:p>
          </table:table-cell>
          <table:table-cell table:style-name="Table2.B2" office:value-type="string">
            <text:p text:style-name="P9">Рандомный тест</text:p>
          </table:table-cell>
        </table:table-row>
        <table:table-row>
          <table:table-cell table:style-name="Table2.A2" office:value-type="string">
            <text:p text:style-name="P6">((ab))</text:p>
          </table:table-cell>
          <table:table-cell table:style-name="Table2.B2" office:value-type="string">
            <text:p text:style-name="P9">Внешние скобки</text:p>
          </table:table-cell>
        </table:table-row>
        <table:table-row>
          <table:table-cell table:style-name="Table2.A2" office:value-type="string">
            <text:p text:style-name="P7">ab|c|d*</text:p>
          </table:table-cell>
          <table:table-cell table:style-name="Table2.B2" office:value-type="string">
            <text:p text:style-name="P9">Проверка правильности приоритета * и |</text:p>
          </table:table-cell>
        </table:table-row>
      </table:table>
      <text:p text:style-name="P1"/>
      <text:p text:style-name="P4">Для каждого корректного теста было визуализированно дерево разбора, чтобы убедиться, что <text:s text:c="2"/>разбор был произведен согласно с грамматико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9T17:10:30.428169172</meta:creation-date>
    <dc:date>2014-04-19T18:51:36.909160778</dc:date>
    <meta:editing-duration>PT1H25M28S</meta:editing-duration>
    <meta:editing-cycles>6</meta:editing-cycles>
    <meta:generator>LibreOffice/4.2.3.3$Linux_X86_64 LibreOffice_project/420m0$Build-3</meta:generator>
    <meta:document-statistic meta:table-count="2" meta:image-count="0" meta:object-count="0" meta:page-count="3" meta:paragraph-count="131" meta:word-count="390" meta:character-count="2812" meta:non-whitespace-character-count="2155"/>
  </office:meta>
</office:document-meta>
</file>